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2.833cm" style:rel-column-width="10922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F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8.5cm" style:rel-column-width="32767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995cm" table:align="left"/>
    </style:style>
    <style:style style:name="Tabla23.A" style:family="table-column">
      <style:table-column-properties style:column-width="1.79cm"/>
    </style:style>
    <style:style style:name="Tabla23.B" style:family="table-column">
      <style:table-column-properties style:column-width="2.91cm"/>
    </style:style>
    <style:style style:name="Tabla23.C" style:family="table-column">
      <style:table-column-properties style:column-width="5.498cm"/>
    </style:style>
    <style:style style:name="Tabla23.D" style:family="table-column">
      <style:table-column-properties style:column-width="3.401cm"/>
    </style:style>
    <style:style style:name="Tabla23.E" style:family="table-column">
      <style:table-column-properties style:column-width="3.395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E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995cm" table:align="left"/>
    </style:style>
    <style:style style:name="Tabla24.A" style:family="table-column">
      <style:table-column-properties style:column-width="7.103cm"/>
    </style:style>
    <style:style style:name="Tabla24.B" style:family="table-column">
      <style:table-column-properties style:column-width="0.794cm"/>
    </style:style>
    <style:style style:name="Tabla24.D" style:family="table-column">
      <style:table-column-properties style:column-width="0.813cm"/>
    </style:style>
    <style:style style:name="Tabla24.E" style:family="table-column">
      <style:table-column-properties style:column-width="0.713cm"/>
    </style:style>
    <style:style style:name="Tabla24.F" style:family="table-column">
      <style:table-column-properties style:column-width="0.774cm"/>
    </style:style>
    <style:style style:name="Tabla24.H" style:family="table-column">
      <style:table-column-properties style:column-width="0.691cm"/>
    </style:style>
    <style:style style:name="Tabla24.J" style:family="table-column">
      <style:table-column-properties style:column-width="0.6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N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a37" officeooo:paragraph-rsid="00109a37"/>
    </style:style>
    <style:style style:name="P2" style:family="paragraph" style:parent-style-name="Standard">
      <style:text-properties fo:font-weight="bold" officeooo:rsid="00109a37" officeooo:paragraph-rsid="00109a37" style:font-weight-asian="bold" style:font-weight-complex="bold"/>
    </style:style>
    <style:style style:name="P3" style:family="paragraph" style:parent-style-name="Standard">
      <style:text-properties fo:font-weight="bold" officeooo:rsid="00111271" officeooo:paragraph-rsid="00111271" style:font-weight-asian="bold" style:font-weight-complex="bold"/>
    </style:style>
    <style:style style:name="P4" style:family="paragraph" style:parent-style-name="Standard">
      <style:text-properties fo:font-weight="bold" officeooo:rsid="00159a75" officeooo:paragraph-rsid="00159a75" style:font-weight-asian="bold" style:font-weight-complex="bold"/>
    </style:style>
    <style:style style:name="P5" style:family="paragraph" style:parent-style-name="Standard">
      <style:text-properties officeooo:rsid="00111271" officeooo:paragraph-rsid="00111271"/>
    </style:style>
    <style:style style:name="P6" style:family="paragraph" style:parent-style-name="Standard">
      <style:text-properties officeooo:rsid="0011cf47" officeooo:paragraph-rsid="0011cf47"/>
    </style:style>
    <style:style style:name="P7" style:family="paragraph" style:parent-style-name="Standard">
      <style:text-properties officeooo:rsid="0013a932" officeooo:paragraph-rsid="0013a932"/>
    </style:style>
    <style:style style:name="P8" style:family="paragraph" style:parent-style-name="Standard">
      <style:text-properties officeooo:rsid="00159a75" officeooo:paragraph-rsid="00159a75"/>
    </style:style>
    <style:style style:name="P9" style:family="paragraph" style:parent-style-name="Standard">
      <style:text-properties officeooo:rsid="0016b480" officeooo:paragraph-rsid="0016b480"/>
    </style:style>
    <style:style style:name="P10" style:family="paragraph" style:parent-style-name="Standard">
      <style:text-properties officeooo:rsid="00172d22" officeooo:paragraph-rsid="00172d22"/>
    </style:style>
    <style:style style:name="P11" style:family="paragraph" style:parent-style-name="Standard">
      <style:text-properties style:text-underline-style="solid" style:text-underline-width="auto" style:text-underline-color="font-color" officeooo:rsid="00172d22" officeooo:paragraph-rsid="00172d22"/>
    </style:style>
    <style:style style:name="P12" style:family="paragraph" style:parent-style-name="Table_20_Contents">
      <style:text-properties officeooo:rsid="00109a37" officeooo:paragraph-rsid="00109a37"/>
    </style:style>
    <style:style style:name="P13" style:family="paragraph" style:parent-style-name="Table_20_Contents">
      <style:text-properties officeooo:rsid="00111271" officeooo:paragraph-rsid="00111271"/>
    </style:style>
    <style:style style:name="P14" style:family="paragraph" style:parent-style-name="Table_20_Contents">
      <style:text-properties officeooo:rsid="0011cf47" officeooo:paragraph-rsid="0011cf47"/>
    </style:style>
    <style:style style:name="P15" style:family="paragraph" style:parent-style-name="Table_20_Contents">
      <style:paragraph-properties fo:text-align="center" style:justify-single-word="false"/>
      <style:text-properties officeooo:rsid="0011cf47" officeooo:paragraph-rsid="0011cf47"/>
    </style:style>
    <style:style style:name="P16" style:family="paragraph" style:parent-style-name="Table_20_Contents">
      <style:text-properties officeooo:rsid="0013a932" officeooo:paragraph-rsid="0013a932"/>
    </style:style>
    <style:style style:name="P17" style:family="paragraph" style:parent-style-name="Table_20_Contents">
      <style:text-properties officeooo:rsid="001479e4" officeooo:paragraph-rsid="001479e4"/>
    </style:style>
    <style:style style:name="P18" style:family="paragraph" style:parent-style-name="Table_20_Contents">
      <style:text-properties officeooo:rsid="00159a75" officeooo:paragraph-rsid="00159a75"/>
    </style:style>
    <style:style style:name="P19" style:family="paragraph" style:parent-style-name="Table_20_Contents">
      <style:paragraph-properties fo:text-align="end" style:justify-single-word="false"/>
      <style:text-properties officeooo:rsid="00159a75" officeooo:paragraph-rsid="00159a75"/>
    </style:style>
    <style:style style:name="P20" style:family="paragraph" style:parent-style-name="Table_20_Contents">
      <style:text-properties fo:font-weight="bold" officeooo:rsid="00159a75" officeooo:paragraph-rsid="00159a75" style:font-weight-asian="bold" style:font-weight-complex="bold"/>
    </style:style>
    <style:style style:name="P21" style:family="paragraph" style:parent-style-name="Table_20_Contents">
      <style:text-properties fo:font-weight="bold" officeooo:rsid="0016b480" officeooo:paragraph-rsid="0016b480" style:font-weight-asian="bold" style:font-weight-complex="bold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officeooo:rsid="0016b480" officeooo:paragraph-rsid="0016b480" style:font-size-asian="8pt" style:font-size-complex="8pt"/>
    </style:style>
    <style:style style:name="P24" style:family="paragraph" style:parent-style-name="Table_20_Contents">
      <style:text-properties fo:font-size="8pt" fo:font-weight="bold" officeooo:rsid="0016b480" officeooo:paragraph-rsid="0016b480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bold" officeooo:rsid="00172d22" officeooo:paragraph-rsid="00172d22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font-size="8pt" fo:font-weight="normal" officeooo:rsid="0016b480" officeooo:paragraph-rsid="0016b480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font-size="8pt" fo:font-weight="normal" officeooo:rsid="00172d22" officeooo:paragraph-rsid="00172d22" style:font-size-asian="8pt" style:font-weight-asian="normal" style:font-size-complex="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b4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</text:p>
      <text:p text:style-name="P1"/>
      <text:p text:style-name="P2">1. Introducción</text:p>
      <text:p text:style-name="P1"/>
      <text:p text:style-name="P1">PROMOTOR/ES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DATOS PERSONALES:</text:p>
            <text:p text:style-name="P12"/>
            <text:p text:style-name="P12">Nombre y apellidos:</text:p>
            <text:p text:style-name="P12"/>
            <text:p text:style-name="P12">Edad:</text:p>
            <text:p text:style-name="P12"/>
            <text:p text:style-name="P12">DNI/NIF:</text:p>
            <text:p text:style-name="P12"/>
            <text:p text:style-name="P12">Domicilio:</text:p>
            <text:p text:style-name="P12"/>
            <text:p text:style-name="P12">Teléfono / Fax:</text:p>
            <text:p text:style-name="P12"/>
            <text:p text:style-name="P12">Estado civil:</text:p>
            <text:p text:style-name="P12"/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3">DATOS PROFESIONALES DEL PROMOTOR:</text:p>
            <text:p text:style-name="P13"/>
            <text:p text:style-name="P13">- Estudios realizados:</text:p>
            <text:p text:style-name="P13"/>
            <text:p text:style-name="P13">- Experiencia laboral:</text:p>
            <text:p text:style-name="P13"/>
            <text:p text:style-name="P13">- Otros conocimientos o experiencias relacionadas con la actividad empresarial a crear:</text:p>
            <text:p text:style-name="P13"/>
          </table:table-cell>
        </table:table-row>
      </table:table>
      <text:p text:style-name="P1"/>
      <text:p text:style-name="P3">2. Definición del par producto / mercado</text:p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13">DEFINICIÓN PAR PRODUCTO / MERCADO:</text:p>
            <text:p text:style-name="P13"/>
            <text:p text:style-name="P13"/>
          </table:table-cell>
        </table:table-row>
      </table:table>
      <text:p text:style-name="P5"/>
      <text:p text:style-name="P3">3. Estudio de mercado</text:p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3.1. ANÁLISIS EXTERNO</text:p>
            <text:p text:style-name="P13"/>
            <text:p text:style-name="P13">FACTORES DEL MACROENTORNO:</text:p>
            <text:p text:style-name="P13"/>
          </table:table-cell>
        </table:table-row>
      </table:table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MICROENTORNO – CLIENTES</text:p>
            <text:p text:style-name="P13"/>
            <text:p text:style-name="P13">Identificación de clientes:</text:p>
            <text:p text:style-name="P13"/>
            <text:p text:style-name="P13">N.º de ellos:</text:p>
            <text:p text:style-name="P13"/>
            <text:p text:style-name="P13">Sexo:</text:p>
            <text:p text:style-name="P13"><text:soft-page-break/></text:p>
            <text:p text:style-name="P13">Edad:</text:p>
            <text:p text:style-name="P13"/>
            <text:p text:style-name="P13">Profesión:</text:p>
            <text:p text:style-name="P13"/>
            <text:p text:style-name="P13">Localización:</text:p>
            <text:p text:style-name="P13"/>
            <text:p text:style-name="P13">Nivel de renta:</text:p>
            <text:p text:style-name="P13"/>
            <text:p text:style-name="P13">Hábitos:</text:p>
            <text:p text:style-name="P13"/>
            <text:p text:style-name="P13"><text:span text:style-name="T1">Si es una empresa</text:span>:</text:p>
            <text:p text:style-name="P13"/>
            <text:p text:style-name="P13">Tipo de empresa:</text:p>
            <text:p text:style-name="P13"/>
            <text:p text:style-name="P13">Tamaño:</text:p>
            <text:p text:style-name="P13"/>
            <text:p text:style-name="P13">Actividad:</text:p>
            <text:p text:style-name="P13"/>
          </table:table-cell>
        </table:table-row>
      </table:table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MICROENTORNO – PROVEEDORES:</text:p>
            <text:p text:style-name="P13"/>
            <text:p text:style-name="P13">Identificación:</text:p>
            <text:p text:style-name="P13"/>
            <text:p text:style-name="P13">Ubicación:</text:p>
            <text:p text:style-name="P13"/>
            <text:p text:style-name="P13">Gama de productos:</text:p>
            <text:p text:style-name="P13"/>
            <text:p text:style-name="P13">Plazo de entrega:</text:p>
            <text:p text:style-name="P13">Condiciones de pago:</text:p>
            <text:p text:style-name="P13"/>
            <text:p text:style-name="P13">Forma de distribución:</text:p>
            <text:p text:style-name="P13"/>
            <text:p text:style-name="P13">Servicio posvente:</text:p>
            <text:p text:style-name="P13"/>
            <text:p text:style-name="P13">Calidad:</text:p>
            <text:p text:style-name="P13"/>
          </table:table-cell>
        </table:table-row>
      </table:table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13">MICROENTORNO – COMPETIDORES:</text:p>
            <text:p text:style-name="P13"/>
            <text:p text:style-name="P13">Tamaño de la empresa:</text:p>
            <text:p text:style-name="P13"/>
            <text:p text:style-name="P13">Ubicación:</text:p>
            <text:p text:style-name="P13"/>
            <text:p text:style-name="P13">Clientes:</text:p>
            <text:p text:style-name="P13"/>
            <text:p text:style-name="P13">Niveles de precios:</text:p>
            <text:p text:style-name="P13"/>
            <text:p text:style-name="P13">Características de sus servicios (ventajas competitivas):</text:p>
            <text:p text:style-name="P13"/>
            <text:p text:style-name="P13">Canales de distribución:</text:p>
            <text:p text:style-name="P13"><text:soft-page-break/></text:p>
          </table:table-cell>
        </table:table-row>
      </table:table>
      <text:p text:style-name="P5"/>
      <table:table table:name="Tabla8" table:style-name="Tabla8">
        <table:table-column table:style-name="Tabla8.A"/>
        <table:table-row>
          <table:table-cell table:style-name="Tabla8.A1" office:value-type="string">
            <text:p text:style-name="P13">OPORTUNIDADES Y AMENAZAS DEL ANÁLISIS EXTERNO:</text:p>
            <text:p text:style-name="P13"/>
            <text:p text:style-name="P13"/>
            <text:p text:style-name="P13"/>
          </table:table-cell>
        </table:table-row>
      </table:table>
      <text:p text:style-name="P5"/>
      <text:p text:style-name="P5">3.2. Análisis interno</text:p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13">Características personales del promotor/es:</text:p>
            <text:p text:style-name="P13"/>
            <text:p text:style-name="P13">Capacidad técnica (formación y experiencia):</text:p>
            <text:p text:style-name="P13"/>
            <text:p text:style-name="P13">Capacidad generacional (conocimientos para dirigir y gestionar la empresa):</text:p>
            <text:p text:style-name="P13"/>
            <text:p text:style-name="P13">Capacidad económica (para la obtención de los recursos necesarios):</text:p>
            <text:p text:style-name="P13"/>
            <text:p text:style-name="P14">Características del producto o servicio (ventajas y desventajas):</text:p>
            <text:p text:style-name="P14"/>
            <text:p text:style-name="P14"/>
          </table:table-cell>
        </table:table-row>
      </table:table>
      <text:p text:style-name="P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4">PUNTOS FUERTES Y DÉBILES DEL ANÁLISIS INTERNO</text:p>
            <text:p text:style-name="P14"/>
            <text:p text:style-name="P14"/>
          </table:table-cell>
        </table:table-row>
      </table:table>
      <text:p text:style-name="P5"/>
      <text:p text:style-name="P6">3.3. Análisis DAFO</text:p>
      <text:p text:style-name="P6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5">INTERNO</text:p>
          </table:table-cell>
          <table:table-cell table:style-name="Tabla11.B1" office:value-type="string">
            <text:p text:style-name="P15">EXTERNO</text:p>
          </table:table-cell>
        </table:table-row>
        <table:table-row>
          <table:table-cell table:style-name="Tabla11.A2" office:value-type="string">
            <text:p text:style-name="P14">DEBILIDADES</text:p>
            <text:p text:style-name="P14"/>
            <text:p text:style-name="P14"/>
            <text:p text:style-name="P14"/>
          </table:table-cell>
          <table:table-cell table:style-name="Tabla11.B2" office:value-type="string">
            <text:p text:style-name="P14">AMENAZAS</text:p>
            <text:p text:style-name="P14"/>
            <text:p text:style-name="P14"/>
            <text:p text:style-name="P14"/>
          </table:table-cell>
        </table:table-row>
        <table:table-row>
          <table:table-cell table:style-name="Tabla11.A2" office:value-type="string">
            <text:p text:style-name="P14">FORTALEZAS</text:p>
            <text:p text:style-name="P14"/>
            <text:p text:style-name="P14"/>
            <text:p text:style-name="P14"/>
          </table:table-cell>
          <table:table-cell table:style-name="Tabla11.B2" office:value-type="string">
            <text:p text:style-name="P14">OPORTUNIDADES</text:p>
            <text:p text:style-name="P14"/>
            <text:p text:style-name="P14"/>
          </table:table-cell>
        </table:table-row>
      </table:table>
      <text:p text:style-name="P6"/>
      <text:p text:style-name="P6">4. Plan de marketing</text:p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6">4.1. PRODUCTO O SERVICIO</text:p>
            <text:p text:style-name="P16"/>
            <text:p text:style-name="P16">Características:</text:p>
            <text:p text:style-name="P16"/>
            <text:p text:style-name="P16">Nombre o marca:</text:p>
            <text:p text:style-name="P16"/>
            <text:p text:style-name="P16">Demanda:</text:p>
            <text:p text:style-name="P16"/>
            <text:p text:style-name="P16">Rentabilidad:</text:p>
            <text:p text:style-name="P16"/>
            <text:p text:style-name="P16"><text:soft-page-break/>Protección legal:</text:p>
            <text:p text:style-name="P16"/>
          </table:table-cell>
        </table:table-row>
      </table:table>
      <text:p text:style-name="P6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6">4.2. PRECIO</text:p>
            <text:p text:style-name="P16"/>
            <text:p text:style-name="P16"/>
          </table:table-cell>
        </table:table-row>
      </table:table>
      <text:p text:style-name="P6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6">4.3. DISTRIBUCIÓN</text:p>
            <text:p text:style-name="P16"/>
            <text:p text:style-name="P16">Canales (enumeración, periodicidad y forma de pago):</text:p>
            <text:p text:style-name="P16"/>
            <text:p text:style-name="P16"/>
          </table:table-cell>
        </table:table-row>
      </table:table>
      <text:p text:style-name="P6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6">4.4. COMUNICACIÓN</text:p>
            <text:p text:style-name="P16"/>
            <text:p text:style-name="P16">Publicidad:</text:p>
            <text:p text:style-name="P16"/>
            <text:p text:style-name="P16">Promoción:</text:p>
            <text:p text:style-name="P16"/>
          </table:table-cell>
        </table:table-row>
      </table:table>
      <text:p text:style-name="P6"/>
      <text:p text:style-name="P7">5. Infraestructuras</text:p>
      <text:p text:style-name="P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6">5.1. LOCAL</text:p>
            <text:p text:style-name="P16"/>
            <text:p text:style-name="P16">Descripción y coste:</text:p>
            <text:p text:style-name="P16"/>
            <text:p text:style-name="P16"/>
          </table:table-cell>
        </table:table-row>
      </table:table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6">5.2. MAQUINARIA, MOBILIARIO Y HERRAMIENTAS:</text:p>
            <text:p text:style-name="P16"/>
            <text:p text:style-name="P16">Descripción y coste:</text:p>
            <text:p text:style-name="P16"/>
            <text:p text:style-name="P16"/>
            <text:p text:style-name="P16"/>
          </table:table-cell>
        </table:table-row>
      </table:table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6">5.3. TRANSPORTES</text:p>
            <text:p text:style-name="P16"/>
            <text:p text:style-name="P16">Descripción y cualificación:</text:p>
            <text:p text:style-name="P16"/>
            <text:p text:style-name="P16"/>
          </table:table-cell>
        </table:table-row>
      </table:table>
      <text:p text:style-name="P7"/>
      <text:p text:style-name="P7">6. Organización y recursos humanos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6">Funciones y tareas necesarias para el desarrollo de la actividad:</text:p>
            <text:p text:style-name="P16"/>
            <text:p text:style-name="P16">N.º de trabajadores necesarios:</text:p>
            <text:p text:style-name="P16"/>
            <text:p text:style-name="P16">Perfiles profesionales:</text:p>
            <text:p text:style-name="P16"/>
            <text:p text:style-name="P16"><text:soft-page-break/>Medios de selección de personal:</text:p>
            <text:p text:style-name="P16"/>
            <text:p text:style-name="P17">Modalidades de contratación:</text:p>
            <text:p text:style-name="P17"/>
            <text:p text:style-name="P17">Formación de los trabajadores:</text:p>
            <text:p text:style-name="P17"/>
            <text:p text:style-name="P17">COSTE DEL PERSONAL ASALARIADO</text:p>
            <text:p text:style-name="P17"/>
          </table:table-cell>
        </table:table-row>
      </table:table>
      <text:p text:style-name="P7"/>
      <table:table table:name="Tabla20" table:style-name="Tabla20">
        <table:table-column table:style-name="Tabla20.A" table:number-columns-repeated="6"/>
        <table:table-row>
          <table:table-cell table:style-name="Tabla20.A1" office:value-type="string">
            <text:p text:style-name="P17">Categoría Profesional</text:p>
          </table:table-cell>
          <table:table-cell table:style-name="Tabla20.A1" office:value-type="string">
            <text:p text:style-name="P17">Salario Base Unitario Mensual</text:p>
          </table:table-cell>
          <table:table-cell table:style-name="Tabla20.A1" office:value-type="string">
            <text:p text:style-name="P17">Seg. Social Coste Mensual a Cargo de la Empresa</text:p>
          </table:table-cell>
          <table:table-cell table:style-name="Tabla20.A1" office:value-type="string">
            <text:p text:style-name="P17">Número de Trabajadores</text:p>
          </table:table-cell>
          <table:table-cell table:style-name="Tabla20.A1" office:value-type="string">
            <text:p text:style-name="P17">Total Coste Salarial Mensual</text:p>
          </table:table-cell>
          <table:table-cell table:style-name="Tabla20.F1" office:value-type="string">
            <text:p text:style-name="P17">Total Primer Año</text:p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table:number-columns-spanned="5" office:value-type="string">
            <text:p text:style-name="P19">Costes Salariales Totales</text:p>
          </table:table-cell>
          <table:covered-table-cell/>
          <table:covered-table-cell/>
          <table:covered-table-cell/>
          <table:covered-table-cell/>
          <table:table-cell table:style-name="Tabla20.F2" office:value-type="string">
            <text:p text:style-name="Table_20_Contents"/>
          </table:table-cell>
        </table:table-row>
      </table:table>
      <text:p text:style-name="P7"/>
      <text:p text:style-name="P4">7. Plan Económico Financiero</text:p>
      <text:p text:style-name="P8"/>
      <text:p text:style-name="P8">a) Plan de inversiones y gastos</text:p>
      <text:p text:style-name="P8"/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18">CONCEPTO</text:p>
          </table:table-cell>
          <table:table-cell table:style-name="Tabla21.B1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20">Inversiones materiales: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Edificios, locales y terreno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Maquinari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Instalacion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Elementos de transporte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Herramientas y utillaj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Mobiliario y enser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20">Inversiones inmateriales: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Derechos traspas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Patentes y marc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Depósitos y finanz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Canon de entrada en la franquici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Uso de aplicaciones informátic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20">Gastos necesarios para construir y poner en marcha la empres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Abogad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Notari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Registro Mercantil</text:p>
          </table:table-cell>
          <table:table-cell table:style-name="Tabla21.B2" office:value-type="string">
            <text:p text:style-name="Table_20_Contents"/>
          </table:table-cell>
        </table:table-row>
        <text:soft-page-break/>
        <table:table-row>
          <table:table-cell table:style-name="Tabla21.A2" office:value-type="string">
            <text:p text:style-name="P18">Asesorí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Promoción de la empresa y campaña de lanzamient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Impuesto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20">El stock mínimo de existencias inicial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Mercaderí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Materias prim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Envas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Embalaj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20">Dinero en efectiv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/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8">TOTAL</text:p>
          </table:table-cell>
          <table:table-cell table:style-name="Tabla21.B2" office:value-type="string">
            <text:p text:style-name="Table_20_Contents"/>
          </table:table-cell>
        </table:table-row>
      </table:table>
      <text:p text:style-name="P8"/>
      <text:p text:style-name="P8">b) Plan de financiación</text:p>
      <text:p text:style-name="P8"/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18">CONCEPTO</text:p>
          </table:table-cell>
          <table:table-cell table:style-name="Tabla22.B1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Aportación del empresari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Cuenta ahorro – empresa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Familia y/o amigo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Sociedad capital – riesg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Bussiness Angel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Leasing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Renting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Sociedad de garantía recíproca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Financiación por parte de los proveedore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Préstamo bancari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Subvencione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Viveros de empresa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/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/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8">TOTAL</text:p>
          </table:table-cell>
          <table:table-cell table:style-name="Tabla22.B2" office:value-type="string">
            <text:p text:style-name="Table_20_Contents"/>
          </table:table-cell>
        </table:table-row>
      </table:table>
      <text:p text:style-name="P8"/>
      <text:p text:style-name="P8">c) Amortización financiera</text:p>
      <text:p text:style-name="P8"/>
      <text:p text:style-name="P8">Capital:</text:p>
      <text:p text:style-name="P8"/>
      <text:p text:style-name="P8">Tipo de interés:</text:p>
      <text:p text:style-name="P8"/>
      <text:p text:style-name="P8">Plazo de <text:span text:style-name="T2">amortización:</text:span></text:p>
      <text:p text:style-name="P8"/>
      <text:p text:style-name="P9">Años de carencia:</text:p>
      <text:p text:style-name="P9"><text:soft-page-break/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row>
          <table:table-cell table:style-name="Tabla23.A1" office:value-type="string">
            <text:p text:style-name="P21">AÑO</text:p>
          </table:table-cell>
          <table:table-cell table:style-name="Tabla23.A1" office:value-type="string">
            <text:p text:style-name="P21">INTERESES</text:p>
          </table:table-cell>
          <table:table-cell table:style-name="Tabla23.A1" office:value-type="string">
            <text:p text:style-name="P21">CUOTA AMORTIZACIÓN</text:p>
          </table:table-cell>
          <table:table-cell table:style-name="Tabla23.A1" office:value-type="string">
            <text:p text:style-name="P21">CUOTA ANUAL</text:p>
          </table:table-cell>
          <table:table-cell table:style-name="Tabla23.E1" office:value-type="string">
            <text:p text:style-name="P21">RESTO</text:p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</table:table>
      <text:p text:style-name="P9"/>
      <text:p text:style-name="P9">d) Plan de tesorería</text:p>
      <text:p text:style-name="P9"/>
      <table:table table:name="Tabla24" table:style-name="Tabla24">
        <table:table-column table:style-name="Tabla24.A"/>
        <table:table-column table:style-name="Tabla24.B" table:number-columns-repeated="2"/>
        <table:table-column table:style-name="Tabla24.D"/>
        <table:table-column table:style-name="Tabla24.E"/>
        <table:table-column table:style-name="Tabla24.F"/>
        <table:table-column table:style-name="Tabla24.E"/>
        <table:table-column table:style-name="Tabla24.H"/>
        <table:table-column table:style-name="Tabla24.D"/>
        <table:table-column table:style-name="Tabla24.J"/>
        <table:table-column table:style-name="Tabla24.B"/>
        <table:table-column table:style-name="Tabla24.D"/>
        <table:table-column table:style-name="Tabla24.J"/>
        <table:table-column table:style-name="Tabla24.B"/>
        <table:table-row>
          <table:table-cell table:style-name="Tabla24.A1" office:value-type="string">
            <text:p text:style-name="P24">Plan de tesorería</text:p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A1" office:value-type="string">
            <text:p text:style-name="P22"/>
          </table:table-cell>
          <table:table-cell table:style-name="Tabla24.N1" office:value-type="string">
            <text:p text:style-name="P22"/>
          </table:table-cell>
        </table:table-row>
        <table:table-row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3">Ene.</text:p>
          </table:table-cell>
          <table:table-cell table:style-name="Tabla24.A2" office:value-type="string">
            <text:p text:style-name="P23">Feb.</text:p>
          </table:table-cell>
          <table:table-cell table:style-name="Tabla24.A2" office:value-type="string">
            <text:p text:style-name="P23">Mar.</text:p>
          </table:table-cell>
          <table:table-cell table:style-name="Tabla24.A2" office:value-type="string">
            <text:p text:style-name="P23">Abr.</text:p>
          </table:table-cell>
          <table:table-cell table:style-name="Tabla24.A2" office:value-type="string">
            <text:p text:style-name="P23">May.</text:p>
          </table:table-cell>
          <table:table-cell table:style-name="Tabla24.A2" office:value-type="string">
            <text:p text:style-name="P23">Jun.</text:p>
          </table:table-cell>
          <table:table-cell table:style-name="Tabla24.A2" office:value-type="string">
            <text:p text:style-name="P23">Jul.</text:p>
          </table:table-cell>
          <table:table-cell table:style-name="Tabla24.A2" office:value-type="string">
            <text:p text:style-name="P23">Ago.</text:p>
          </table:table-cell>
          <table:table-cell table:style-name="Tabla24.A2" office:value-type="string">
            <text:p text:style-name="P23">Sep.</text:p>
          </table:table-cell>
          <table:table-cell table:style-name="Tabla24.A2" office:value-type="string">
            <text:p text:style-name="P23">Oct.</text:p>
          </table:table-cell>
          <table:table-cell table:style-name="Tabla24.A2" office:value-type="string">
            <text:p text:style-name="P23">Nov.</text:p>
          </table:table-cell>
          <table:table-cell table:style-name="Tabla24.A2" office:value-type="string">
            <text:p text:style-name="P23">Dic.</text:p>
          </table:table-cell>
          <table:table-cell table:style-name="Tabla24.N2" office:value-type="string">
            <text:p text:style-name="P23">Total</text:p>
          </table:table-cell>
        </table:table-row>
        <table:table-row>
          <table:table-cell table:style-name="Tabla24.A2" office:value-type="string">
            <text:p text:style-name="P24">Entradas de dinero</text:p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A2" office:value-type="string">
            <text:p text:style-name="P22"/>
          </table:table-cell>
          <table:table-cell table:style-name="Tabla24.N2" office:value-type="string">
            <text:p text:style-name="P22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7">Aportaciones de los soci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Préstam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Venta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Subvencione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Intereses de la cuenta corriente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Otros ingres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Total entrada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Salidas de dinero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Compras de activos fij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Compras de mercadería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Compras de materia prima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Alquiler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Fianza del alquiler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Segur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Devolución de prestam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Intereses del préstamo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Salari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Seguridad Social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Suministros: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<text:s/>- Agua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<text:s/>- Energía eléctrica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<text:s/>- Teléfono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Publicidad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>Impuesto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Total salida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Entradas menos Salidas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Saldo acumulado en la cuenta corriente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8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  <table:table-row>
          <table:table-cell table:style-name="Tabla24.A2" office:value-type="string">
            <text:p text:style-name="P25">Saldo cuenta crédito</text:p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6"/>
          </table:table-cell>
          <table:table-cell table:style-name="Tabla24.N2" office:value-type="string">
            <text:p text:style-name="P26"/>
          </table:table-cell>
        </table:table-row>
      </table:table>
      <text:p text:style-name="P9"/>
      <text:p text:style-name="P10"><text:soft-page-break/>e) Cuenta de resultados o de pérdidas y ganancias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6:50:41.024000000</meta:creation-date>
    <meta:generator>LibreOffice/5.4.3.2$Windows_X86_64 LibreOffice_project/92a7159f7e4af62137622921e809f8546db437e5</meta:generator>
    <dc:date>2021-10-21T20:30:28.461000000</dc:date>
    <meta:editing-duration>PT9M56S</meta:editing-duration>
    <meta:editing-cycles>1</meta:editing-cycles>
    <meta:document-statistic meta:table-count="24" meta:image-count="0" meta:object-count="0" meta:page-count="8" meta:paragraph-count="198" meta:word-count="548" meta:character-count="3904" meta:non-whitespace-character-count="3546"/>
  </office:meta>
</office:document-meta>
</file>